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number-columns-repeated="4" office:value-type="string" calcext:value-type="string">
            <text:p>F</text:p>
          </table:table-cell>
          <table:table-cell table:number-columns-repeated="4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" style:font-size-asian="10pt" style:language-asian="zh" style:country-asian="CN" style:font-name-complex="Noto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0T13:47:03.607523158</meta:creation-date>
    <dc:date>2024-06-10T13:49:53.019855354</dc:date>
    <meta:editing-duration>PT2M50S</meta:editing-duration>
    <meta:editing-cycles>1</meta:editing-cycles>
    <meta:document-statistic meta:table-count="1" meta:cell-count="64" meta:object-count="0"/>
    <meta:generator>LibreOffice/7.4.7.2$Linux_X86_64 LibreOffice_project/40$Build-2</meta:generator>
  </office:meta>
</office:document-meta>
</file>